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-color="#cc99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cc99ff" draw:fill-color="#cc99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9900ff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ffcc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ccff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3.1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3cm" fo:min-width="2.041cm"/>
    </style:style>
    <style:style style:name="gr13" style:family="graphic" style:parent-style-name="standard">
      <style:graphic-properties svg:stroke-width="0.053cm" svg:stroke-color="#1c1c1c" draw:marker-start-width="0.279cm" draw:marker-end-width="0.279cm" draw:fill-color="#ffff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6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2.0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8cm"/>
    </style:style>
    <style:style style:name="gr17" style:family="graphic" style:parent-style-name="standard">
      <style:graphic-properties svg:stroke-color="#333333" draw:fill-color="#66ff66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3cm"/>
    </style:style>
    <style:style style:name="gr20" style:family="graphic" style:parent-style-name="standard">
      <style:graphic-properties svg:stroke-color="#333333" draw:fill-color="#83ca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333333" draw:fill-color="#ff808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0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057cm"/>
    </style:style>
    <style:style style:name="gr24" style:family="graphic" style:parent-style-name="standard">
      <style:graphic-properties draw:stroke="dash" draw:stroke-dash="Ultrafine_20_Dashed" svg:stroke-width="0.081cm" svg:stroke-color="#666666" draw:marker-start-width="0.321cm" draw:marker-end-width="0.321cm" draw:fill-color="#cccccc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color="#333333" draw:fill-color="#cccccc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1.0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3.0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5.04cm"/>
    </style:style>
    <style:style style:name="gr31" style:family="graphic" style:parent-style-name="standard">
      <style:graphic-properties draw:stroke="dash" draw:stroke-dash="Ultrafine_20_Dashed" svg:stroke-color="#333333" draw:fill-color="#dddddd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081cm"/>
    </style:style>
    <style:style style:name="gr33" style:family="graphic" style:parent-style-name="standard">
      <style:graphic-properties svg:stroke-color="#333333" draw:fill-color="#9999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13cm"/>
    </style:style>
    <style:style style:name="gr35" style:family="graphic" style:parent-style-name="objectwithoutfill">
      <style:graphic-properties draw:stroke="solid" svg:stroke-width="0.081cm" svg:stroke-color="#1c1c1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0.353cm"/>
    </style:style>
    <style:style style:name="gr37" style:family="graphic" style:parent-style-name="objectwithoutfill">
      <style:graphic-properties svg:stroke-width="0.106cm" svg:stroke-color="#00cc33" draw:marker-start-width="0.359cm" draw:marker-end="Rounded_20_short_20_Arrow" draw:marker-end-width="0.459cm" svg:stroke-linecap="butt" draw:fill="none" draw:fill-color="#cfe7f5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212cm" svg:stroke-color="#ff3333" draw:marker-start-width="0.517cm" draw:marker-end-width="0.517cm" draw:stroke-linejoin="miter" draw:fill="none" draw:textarea-horizontal-align="justify" draw:textarea-vertical-align="middle" draw:auto-grow-height="false" fo:min-height="0cm" fo:min-width="0cm" fo:padding-top="0.23cm" fo:padding-bottom="0.23cm" fo:padding-left="0.355cm" fo:padding-right="0.3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8.29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08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5cm"/>
    </style:style>
    <style:style style:name="gr42" style:family="graphic" style:parent-style-name="objectwithoutfill">
      <style:graphic-properties draw:stroke="dash" draw:stroke-dash="Fine_20_Dashed" draw:fill="none" draw:textarea-vertical-align="middle"/>
    </style:style>
    <style:style style:name="gr43" style:family="graphic" style:parent-style-name="standard">
      <style:graphic-properties draw:stroke="dash" draw:stroke-dash="Ultrafine_20_Dashed" svg:stroke-width="0.035cm" svg:stroke-color="#666666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44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61cm"/>
    </style:style>
    <style:style style:name="gr46" style:family="graphic" style:parent-style-name="objectwithoutfill">
      <style:graphic-properties draw:stroke="dash" draw:stroke-dash="Ultrafine_20_Dashed" svg:stroke-width="0.106cm" svg:stroke-color="#6666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48" style:family="graphic" style:parent-style-name="standard">
      <style:graphic-properties draw:stroke="dash" draw:stroke-dash="Ultrafine_20_Dashed" svg:stroke-width="0.035cm" svg:stroke-color="#808080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margin-left="0cm" fo:margin-right="0cm" fo:text-indent="0cm"/>
      <style:text-properties fo:color="#0066cc"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0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11" style:family="paragraph">
      <style:paragraph-properties fo:margin-left="0cm" fo:margin-right="0cm" fo:text-indent="0cm"/>
      <style:text-properties fo:color="#0066cc" fo:font-size="18pt" style:font-size-asian="18pt" style:font-size-complex="18pt"/>
    </style:style>
    <style:style style:name="P12" style:family="paragraph">
      <style:paragraph-properties fo:margin-left="0cm" fo:margin-right="0cm" fo:text-indent="0cm"/>
      <style:text-properties fo:font-size="14pt" fo:font-style="normal" style:font-size-asian="14pt" style:font-style-asian="normal" style:font-size-complex="14pt" style:font-style-complex="normal"/>
    </style:style>
    <style:style style:name="P1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4" style:family="paragraph">
      <style:paragraph-properties fo:margin-left="0cm" fo:margin-right="0cm" fo:text-align="center" fo:text-indent="0cm"/>
      <style:text-properties fo:font-size="12pt" fo:font-style="normal" style:font-size-asian="12pt" style:font-style-asian="normal" style:font-size-complex="12pt" style:font-style-complex="normal"/>
    </style:style>
    <style:style style:name="P15" style:family="paragraph">
      <style:paragraph-properties fo:margin-left="0cm" fo:margin-right="0cm" fo:text-indent="0cm"/>
      <style:text-properties fo:color="#333333" fo:font-style="italic" style:font-style-asian="italic" style:font-style-complex="italic"/>
    </style:style>
    <style:style style:name="P16" style:family="paragraph">
      <style:paragraph-properties fo:margin-left="0cm" fo:margin-right="0cm" fo:text-indent="0cm"/>
      <style:text-properties fo:color="#333333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0066cc" fo:font-family="Courier" style:font-style-name="Oblique" style:font-family-generic="modern" style:font-pitch="variable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0066cc" fo:font-family="Courier" style:font-style-name="Oblique" style:font-family-generic="modern" style:font-pitch="variable" fo:font-size="18pt" style:font-size-asian="18pt" style:font-size-complex="18pt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color="#333333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877cm" svg:height="15.441cm" svg:x="17.05cm" svg:y="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77cm" svg:height="10.304cm" svg:x="17.0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25cm" svg:height="6.431cm" draw:transform="rotate (2.56563400043118) translate (20.7cm 15.76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.968cm" svg:height="7.746cm" draw:transform="rotate (-0.383972435439867) translate (22.148cm 9.888cm)">
          <text:p/>
          <draw:enhanced-geometry svg:viewBox="0 0 21600 21600" draw:glue-points="?f6 0 10800 ?f8 ?f11 10800 ?f9 21600 10800 ?f10 ?f5 10800" draw:text-areas="?f3 ?f3 ?f4 ?f4" draw:type="parallelogram" draw:modifiers="10345.30144829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6cm" svg:height="4.8cm" draw:transform="rotate (-1.57079632679579) translate (25cm 7.5cm)">
          <text:p/>
          <draw:enhanced-geometry svg:viewBox="0 0 21600 21600" draw:glue-points="?f6 0 10800 ?f8 ?f11 10800 ?f9 21600 10800 ?f10 ?f5 10800" draw:text-areas="?f3 ?f3 ?f4 ?f4" draw:type="parallelogram" draw:modifiers="11000.94418217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22.045cm" svg:y1="1.3cm" svg:x2="26.388cm" svg:y2="1.3cm">
          <text:p/>
        </draw:line>
        <draw:line draw:style-name="gr4" draw:text-style-name="P1" draw:layer="layout" svg:x1="4.866cm" svg:y1="1.3cm" svg:x2="21.273cm" svg:y2="1.3cm">
          <text:p/>
        </draw:line>
        <draw:rect draw:style-name="gr5" draw:text-style-name="P1" draw:layer="layout" svg:width="1.28cm" svg:height="1.2cm" svg:x="23.7cm" svg:y="1cm">
          <text:p/>
        </draw:rect>
        <draw:custom-shape draw:style-name="gr6" draw:text-style-name="P1" draw:layer="layout" svg:width="3.876cm" svg:height="15.345cm" svg:x="5.187cm" svg:y="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876cm" svg:height="15.441cm" svg:x="11.12cm" svg:y="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3.995cm" svg:height="0.962cm" svg:x="5.196cm" svg:y="2.919cm">
          <draw:text-box>
            <text:p text:style-name="P2">Working Dir.</text:p>
          </draw:text-box>
        </draw:frame>
        <draw:frame draw:style-name="gr9" draw:text-style-name="P2" draw:layer="layout" svg:width="4.244cm" svg:height="0.962cm" svg:x="10.993cm" svg:y="2.919cm">
          <draw:text-box>
            <text:p text:style-name="P2">Index / Stage</text:p>
          </draw:text-box>
        </draw:frame>
        <draw:frame draw:style-name="gr10" draw:text-style-name="P3" draw:layer="layout" svg:width="3.537cm" svg:height="1.673cm" svg:x="17.273cm" svg:y="2.92cm">
          <draw:text-box>
            <text:p text:style-name="P3">Repository</text:p>
            <text:p text:style-name="P3">(commits)</text:p>
          </draw:text-box>
        </draw:frame>
        <draw:frame draw:style-name="gr11" draw:text-style-name="P4" draw:layer="layout" svg:width="3.605cm" svg:height="0.784cm" svg:x="11.428cm" svg:y="10.213cm">
          <draw:text-box>
            <text:p text:style-name="P2"><text:span text:style-name="T1">indexed / staged</text:span></text:p>
          </draw:text-box>
        </draw:frame>
        <draw:frame draw:style-name="gr12" draw:text-style-name="P5" draw:layer="layout" svg:width="2.541cm" svg:height="1.213cm" svg:x="17.87cm" svg:y="10.25cm">
          <draw:text-box>
            <text:p text:style-name="P3"><text:span text:style-name="T1">commited</text:span></text:p>
          </draw:text-box>
        </draw:frame>
        <draw:custom-shape draw:style-name="gr13" draw:text-style-name="P1" draw:layer="layout" svg:width="3.571cm" svg:height="0.569cm" svg:x="14.321cm" svg:y="8.939cm">
          <text:p/>
          <draw:enhanced-geometry svg:viewBox="0 0 21600 21600" draw:mirror-horizontal="true" draw:text-areas="0 ?f0 ?f5 ?f2" draw:type="right-arrow" draw:modifiers="18255.0095724314 5792.867332382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" draw:layer="layout" svg:width="2.102cm" svg:height="0.785cm" svg:x="6.1cm" svg:y="13.819cm">
          <draw:text-box>
            <text:p text:style-name="P2"><text:span text:style-name="T1">modified</text:span></text:p>
          </draw:text-box>
        </draw:frame>
        <draw:frame draw:style-name="gr15" draw:text-style-name="P5" draw:layer="layout" svg:width="2.541cm" svg:height="1.212cm" svg:x="17.773cm" svg:y="13.755cm">
          <draw:text-box>
            <text:p text:style-name="P3"><text:span text:style-name="T1">commited</text:span></text:p>
          </draw:text-box>
        </draw:frame>
        <draw:frame draw:style-name="gr16" draw:text-style-name="P6" draw:layer="layout" svg:width="2.28cm" svg:height="0.747cm" svg:x="14.896cm" svg:y="9.462cm">
          <draw:text-box>
            <text:p text:style-name="P2"><text:span text:style-name="T2">--soft</text:span></text:p>
          </draw:text-box>
        </draw:frame>
        <draw:custom-shape draw:style-name="gr17" draw:text-style-name="P1" draw:layer="layout" svg:width="1.291cm" svg:height="1.794cm" svg:x="12.687cm" svg:y="8.43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7" draw:layer="layout" svg:width="1.535cm" svg:height="0.721cm" svg:x="12.591cm" svg:y="8.651cm">
          <draw:text-box>
            <text:p text:style-name="P2"><text:span text:style-name="T3">&lt;div&gt;</text:span></text:p>
          </draw:text-box>
        </draw:frame>
        <draw:frame draw:style-name="gr19" draw:text-style-name="P7" draw:layer="layout" svg:width="1.793cm" svg:height="0.721cm" svg:x="12.508cm" svg:y="7.754cm">
          <draw:text-box>
            <text:p text:style-name="P2"><text:span text:style-name="T3">Foo.txt</text:span></text:p>
          </draw:text-box>
        </draw:frame>
        <draw:custom-shape draw:style-name="gr20" draw:text-style-name="P1" draw:layer="layout" svg:width="1.293cm" svg:height="1.794cm" svg:x="18.547cm" svg:y="8.431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7" draw:layer="layout" svg:width="1.793cm" svg:height="0.721cm" svg:x="18.371cm" svg:y="7.854cm">
          <draw:text-box>
            <text:p text:style-name="P2"><text:span text:style-name="T3">Foo.txt</text:span></text:p>
          </draw:text-box>
        </draw:frame>
        <draw:frame draw:style-name="gr18" draw:text-style-name="P7" draw:layer="layout" svg:width="1.535cm" svg:height="0.721cm" svg:x="18.452cm" svg:y="8.451cm">
          <draw:text-box>
            <text:p text:style-name="P2"><text:span text:style-name="T3">&lt;div&gt;</text:span></text:p>
          </draw:text-box>
        </draw:frame>
        <draw:custom-shape draw:style-name="gr21" draw:text-style-name="P1" draw:layer="layout" svg:width="1.291cm" svg:height="1.796cm" svg:x="6.553cm" svg:y="11.972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7" draw:layer="layout" svg:width="1.793cm" svg:height="0.721cm" svg:x="6.373cm" svg:y="11.395cm">
          <draw:text-box>
            <text:p text:style-name="P2"><text:span text:style-name="T3">Foo.txt</text:span></text:p>
          </draw:text-box>
        </draw:frame>
        <draw:frame draw:style-name="gr22" draw:text-style-name="P7" draw:layer="layout" svg:width="1.558cm" svg:height="1.181cm" svg:x="6.456cm" svg:y="12.113cm">
          <draw:text-box>
            <text:p text:style-name="P2"><text:span text:style-name="T3">&lt;div&gt;</text:span></text:p>
          </draw:text-box>
        </draw:frame>
        <draw:custom-shape draw:style-name="gr20" draw:text-style-name="P1" draw:layer="layout" svg:width="1.293cm" svg:height="1.794cm" svg:x="18.547cm" svg:y="11.97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7" draw:layer="layout" svg:width="1.793cm" svg:height="0.721cm" svg:x="18.371cm" svg:y="11.395cm">
          <draw:text-box>
            <text:p text:style-name="P2"><text:span text:style-name="T3">Foo.txt</text:span></text:p>
          </draw:text-box>
        </draw:frame>
        <draw:frame draw:style-name="gr23" draw:text-style-name="P7" draw:layer="layout" svg:width="1.557cm" svg:height="1.181cm" svg:x="18.452cm" svg:y="12.113cm">
          <draw:text-box>
            <text:p text:style-name="P2"><text:span text:style-name="T3">&lt;div&gt;</text:span></text:p>
          </draw:text-box>
        </draw:frame>
        <draw:ellipse draw:style-name="gr24" draw:text-style-name="P9" draw:layer="layout" svg:width="0.752cm" svg:height="0.793cm" svg:x="22.827cm" svg:y="4.002cm">
          <text:p text:style-name="P8"><text:span text:style-name="T4">C</text:span></text:p>
        </draw:ellipse>
        <draw:line draw:style-name="gr25" draw:text-style-name="P3" draw:layer="layout" svg:x1="23.204cm" svg:y1="4.795cm" svg:x2="23.193cm" svg:y2="9.697cm">
          <text:p/>
        </draw:line>
        <draw:ellipse draw:style-name="gr26" draw:text-style-name="P9" draw:layer="layout" svg:width="0.752cm" svg:height="0.79cm" svg:x="22.827cm" svg:y="9.71cm">
          <text:p text:style-name="P8"><text:span text:style-name="T4">B</text:span></text:p>
        </draw:ellipse>
        <draw:custom-shape draw:style-name="gr13" draw:text-style-name="P1" draw:layer="layout" svg:width="9.362cm" svg:height="0.57cm" svg:x="8.533cm" svg:y="12.386cm">
          <text:p/>
          <draw:enhanced-geometry svg:viewBox="0 0 21600 21600" draw:mirror-horizontal="true" draw:text-areas="0 ?f0 ?f5 ?f2" draw:type="right-arrow" draw:modifiers="19564.9108339346 4824.36548223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5" draw:layer="layout" svg:width="2.541cm" svg:height="1.212cm" svg:x="17.774cm" svg:y="17.098cm">
          <draw:text-box>
            <text:p text:style-name="P3"><text:span text:style-name="T1">commited</text:span></text:p>
          </draw:text-box>
        </draw:frame>
        <draw:custom-shape draw:style-name="gr20" draw:text-style-name="P1" draw:layer="layout" svg:width="1.293cm" svg:height="1.794cm" svg:x="18.548cm" svg:y="15.317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7" draw:layer="layout" svg:width="1.793cm" svg:height="0.721cm" svg:x="18.372cm" svg:y="14.738cm">
          <draw:text-box>
            <text:p text:style-name="P2"><text:span text:style-name="T3">Foo.txt</text:span></text:p>
          </draw:text-box>
        </draw:frame>
        <draw:frame draw:style-name="gr23" draw:text-style-name="P7" draw:layer="layout" svg:width="1.557cm" svg:height="1.181cm" svg:x="18.453cm" svg:y="15.456cm">
          <draw:text-box>
            <text:p text:style-name="P2"><text:span text:style-name="T3">&lt;div&gt;</text:span></text:p>
          </draw:text-box>
        </draw:frame>
        <draw:custom-shape draw:style-name="gr27" draw:text-style-name="P1" draw:layer="layout" svg:width="1.263cm" svg:height="1.747cm" svg:x="1.251cm" svg:y="15.32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8" draw:text-style-name="P7" draw:layer="layout" svg:width="1.535cm" svg:height="0.945cm" svg:x="1.154cm" svg:y="15.461cm">
          <draw:text-box>
            <text:p text:style-name="P2"><text:span text:style-name="T3">&lt;div&gt;</text:span></text:p>
          </draw:text-box>
        </draw:frame>
        <draw:frame draw:style-name="gr29" draw:text-style-name="P4" draw:layer="layout" svg:width="3.537cm" svg:height="1.661cm" svg:x="0.901cm" svg:y="17.218cm">
          <draw:text-box>
            <text:p text:style-name="P2"><text:span text:style-name="T1">not modified</text:span></text:p>
            <text:p text:style-name="P3"><text:span text:style-name="T5">(on ne peut plus</text:span></text:p>
            <text:p text:style-name="P3"><text:span text:style-name="T5">restore)</text:span></text:p>
          </draw:text-box>
        </draw:frame>
        <draw:custom-shape draw:style-name="gr13" draw:text-style-name="P1" draw:layer="layout" svg:width="14.766cm" svg:height="0.57cm" svg:x="3.129cm" svg:y="15.83cm">
          <text:p/>
          <draw:enhanced-geometry svg:viewBox="0 0 21600 21600" draw:mirror-horizontal="true" draw:mirror-vertical="false" draw:text-areas="0 ?f0 ?f5 ?f2" draw:type="right-arrow" draw:modifiers="20093.4263317079 5518.781725888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6" draw:layer="layout" svg:width="5.54cm" svg:height="0.747cm" svg:x="11.332cm" svg:y="12.955cm">
          <draw:text-box>
            <text:p text:style-name="P2"><text:span text:style-name="T2">--mixed (default)</text:span></text:p>
          </draw:text-box>
        </draw:frame>
        <draw:frame draw:style-name="gr16" draw:text-style-name="P6" draw:layer="layout" svg:width="2.28cm" svg:height="0.747cm" svg:x="9.112cm" svg:y="16.398cm">
          <draw:text-box>
            <text:p text:style-name="P2"><text:span text:style-name="T2">--hard</text:span></text:p>
          </draw:text-box>
        </draw:frame>
        <draw:custom-shape draw:style-name="gr31" draw:text-style-name="P1" draw:layer="layout" svg:width="1.291cm" svg:height="1.794cm" svg:x="24.025cm" svg:y="3.559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7" draw:layer="layout" svg:width="1.793cm" svg:height="0.721cm" svg:x="23.772cm" svg:y="2.901cm">
          <draw:text-box>
            <text:p text:style-name="P2"><text:span text:style-name="T3">Foo.txt</text:span></text:p>
          </draw:text-box>
        </draw:frame>
        <draw:frame draw:style-name="gr32" draw:text-style-name="P7" xml:id="id1" draw:id="id1" draw:layer="layout" svg:width="1.581cm" svg:height="1.191cm" svg:x="23.97cm" svg:y="3.725cm">
          <draw:text-box>
            <text:p text:style-name="P2"><text:span text:style-name="T3">&lt;div&gt;</text:span></text:p>
            <text:p text:style-name="P2"><text:span text:style-name="T3"><text:s text:c="3"/></text:span><text:span text:style-name="T3">&lt;a&gt;</text:span></text:p>
          </draw:text-box>
        </draw:frame>
        <draw:custom-shape draw:style-name="gr33" draw:text-style-name="P1" draw:layer="layout" svg:width="1.291cm" svg:height="1.795cm" svg:x="24.025cm" svg:y="9.25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7" draw:layer="layout" svg:width="1.793cm" svg:height="0.721cm" svg:x="23.772cm" svg:y="8.596cm">
          <draw:text-box>
            <text:p text:style-name="P2"><text:span text:style-name="T3">Foo.txt</text:span></text:p>
          </draw:text-box>
        </draw:frame>
        <draw:frame draw:style-name="gr18" draw:text-style-name="P7" xml:id="id2" draw:id="id2" draw:layer="layout" svg:width="1.535cm" svg:height="0.721cm" svg:x="23.97cm" svg:y="9.42cm">
          <draw:text-box>
            <text:p text:style-name="P2"><text:span text:style-name="T3">&lt;div&gt;</text:span></text:p>
          </draw:text-box>
        </draw:frame>
        <draw:ellipse draw:style-name="gr26" draw:text-style-name="P9" draw:layer="layout" svg:width="0.751cm" svg:height="0.791cm" svg:x="22.808cm" svg:y="14.826cm">
          <text:p text:style-name="P8"><text:span text:style-name="T4">A</text:span></text:p>
        </draw:ellipse>
        <draw:custom-shape draw:style-name="gr33" draw:text-style-name="P1" draw:layer="layout" svg:width="1.292cm" svg:height="1.794cm" svg:x="24.005cm" svg:y="14.371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7" draw:layer="layout" svg:width="1.793cm" svg:height="0.721cm" svg:x="23.752cm" svg:y="13.712cm">
          <draw:text-box>
            <text:p text:style-name="P2"><text:span text:style-name="T3">Foo.txt</text:span></text:p>
          </draw:text-box>
        </draw:frame>
        <draw:frame draw:style-name="gr34" draw:text-style-name="P7" draw:layer="layout" svg:width="1.513cm" svg:height="0.721cm" svg:x="23.95cm" svg:y="14.537cm">
          <draw:text-box>
            <text:p text:style-name="P2"><text:span text:style-name="T3">&lt;p&gt;</text:span></text:p>
          </draw:text-box>
        </draw:frame>
        <draw:line draw:style-name="gr35" draw:text-style-name="P3" draw:layer="layout" svg:x1="23.201cm" svg:y1="10.47cm" svg:x2="23.193cm" svg:y2="14.716cm">
          <text:p/>
        </draw:line>
        <draw:frame draw:style-name="gr36" draw:text-style-name="P10" draw:layer="layout" svg:width="0.853cm" svg:height="0.989cm" svg:x="23.9cm" svg:y="1.111cm">
          <draw:text-box>
            <text:p text:style-name="P2"><text:span text:style-name="T6">1</text:span></text:p>
          </draw:text-box>
        </draw:frame>
        <draw:rect draw:style-name="gr5" draw:text-style-name="P1" draw:layer="layout" svg:width="1.28cm" svg:height="1.2cm" svg:x="12.8cm" svg:y="1cm">
          <text:p/>
        </draw:rect>
        <draw:frame draw:style-name="gr36" draw:text-style-name="P10" draw:layer="layout" svg:width="0.853cm" svg:height="0.989cm" svg:x="13cm" svg:y="1.111cm">
          <draw:text-box>
            <text:p text:style-name="P2"><text:span text:style-name="T6">2</text:span></text:p>
          </draw:text-box>
        </draw:frame>
        <draw:line draw:style-name="gr4" draw:text-style-name="P1" draw:layer="layout" svg:x1="21.273cm" svg:y1="1.3cm" svg:x2="21.273cm" svg:y2="2.265cm">
          <text:p/>
        </draw:line>
        <draw:line draw:style-name="gr4" draw:text-style-name="P1" draw:layer="layout" svg:x1="4.866cm" svg:y1="1.3cm" svg:x2="4.866cm" svg:y2="2.265cm">
          <text:p/>
        </draw:line>
        <draw:line draw:style-name="gr4" draw:text-style-name="P1" draw:layer="layout" svg:x1="22.045cm" svg:y1="1.3cm" svg:x2="22.045cm" svg:y2="2.265cm">
          <text:p/>
        </draw:line>
        <draw:line draw:style-name="gr4" draw:text-style-name="P1" draw:layer="layout" svg:x1="26.388cm" svg:y1="1.3cm" svg:x2="26.388cm" svg:y2="2.265cm">
          <text:p/>
        </draw:line>
        <draw:connector draw:style-name="gr37" draw:text-style-name="P1" draw:layer="layout" draw:type="curve" svg:x1="25.551cm" svg:y1="4.32cm" svg:x2="25.505cm" svg:y2="9.78cm" draw:start-shape="id1" draw:start-glue-point="1" draw:end-shape="id2" svg:d="M25551 4320c750 0 773 5460-46 5460">
          <text:p/>
        </draw:connector>
        <draw:custom-shape draw:style-name="gr38" draw:text-style-name="P1" draw:layer="layout" svg:width="0.8cm" svg:height="0.7cm" svg:x="11.4cm" svg:y="16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1" draw:layer="layout" svg:width="0.8cm" svg:height="0.7cm" svg:x="8.401cm" svg:y="16.44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1" draw:layer="layout" svg:width="18.794cm" svg:height="0.886cm" svg:x="5.1cm" svg:y="18.014cm">
          <draw:text-box>
            <text:p text:style-name="P2"><text:span text:style-name="T7">git reset –soft | (--mixed) | --hard &lt;commitB&gt; <text:s/></text:span></text:p>
          </draw:text-box>
        </draw:frame>
        <draw:frame draw:style-name="gr14" draw:text-style-name="P4" draw:layer="layout" svg:width="2.102cm" svg:height="0.785cm" svg:x="6.1cm" svg:y="10.32cm">
          <draw:text-box>
            <text:p text:style-name="P2"><text:span text:style-name="T1">modified</text:span></text:p>
          </draw:text-box>
        </draw:frame>
        <draw:custom-shape draw:style-name="gr21" draw:text-style-name="P1" draw:layer="layout" svg:width="1.291cm" svg:height="1.796cm" svg:x="6.553cm" svg:y="8.573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7" draw:layer="layout" svg:width="1.793cm" svg:height="0.721cm" svg:x="6.373cm" svg:y="7.996cm">
          <draw:text-box>
            <text:p text:style-name="P2"><text:span text:style-name="T3">Foo.txt</text:span></text:p>
          </draw:text-box>
        </draw:frame>
        <draw:frame draw:style-name="gr40" draw:text-style-name="P7" draw:layer="layout" svg:width="1.581cm" svg:height="1.661cm" svg:x="6.456cm" svg:y="8.714cm">
          <draw:text-box>
            <text:p text:style-name="P2"><text:span text:style-name="T3">&lt;div&gt;</text:span></text:p>
            <text:p text:style-name="P2"><text:span text:style-name="T3"><text:s text:c="3"/></text:span><text:span text:style-name="T3">&lt;a&gt;</text:span></text:p>
            <text:p text:style-name="P2"><text:span text:style-name="T3">&lt;p&gt;</text:span></text:p>
          </draw:text-box>
        </draw:frame>
        <draw:custom-shape draw:style-name="gr21" draw:text-style-name="P1" draw:layer="layout" svg:width="1.291cm" svg:height="1.796cm" svg:x="6.554cm" svg:y="4.67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7" draw:layer="layout" svg:width="1.793cm" svg:height="0.721cm" svg:x="6.374cm" svg:y="4.097cm">
          <draw:text-box>
            <text:p text:style-name="P2"><text:span text:style-name="T3">Foo.txt</text:span></text:p>
          </draw:text-box>
        </draw:frame>
        <draw:frame draw:style-name="gr40" draw:text-style-name="P7" draw:layer="layout" svg:width="1.581cm" svg:height="1.661cm" svg:x="6.457cm" svg:y="4.815cm">
          <draw:text-box>
            <text:p text:style-name="P2"><text:span text:style-name="T3">&lt;div&gt;</text:span></text:p>
            <text:p text:style-name="P2"><text:span text:style-name="T3"><text:s text:c="3"/></text:span><text:span text:style-name="T3">&lt;a&gt;</text:span></text:p>
            <text:p text:style-name="P2"><text:span text:style-name="T3">&lt;p&gt;</text:span></text:p>
          </draw:text-box>
        </draw:frame>
        <draw:frame draw:style-name="gr11" draw:text-style-name="P4" draw:layer="layout" svg:width="3.605cm" svg:height="0.784cm" svg:x="11.429cm" svg:y="6.314cm">
          <draw:text-box>
            <text:p text:style-name="P2"><text:span text:style-name="T1">indexed / staged</text:span></text:p>
          </draw:text-box>
        </draw:frame>
        <draw:custom-shape draw:style-name="gr17" draw:text-style-name="P1" draw:layer="layout" svg:width="1.291cm" svg:height="1.794cm" svg:x="12.688cm" svg:y="4.531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7" draw:layer="layout" svg:width="1.581cm" svg:height="1.661cm" svg:x="12.592cm" svg:y="4.752cm">
          <draw:text-box>
            <text:p text:style-name="P2"><text:span text:style-name="T3">&lt;div&gt;</text:span></text:p>
            <text:p text:style-name="P2"><text:span text:style-name="T3"><text:s text:c="3"/></text:span><text:span text:style-name="T3">&lt;a&gt;</text:span></text:p>
            <text:p text:style-name="P2"><text:span text:style-name="T3">&lt;p&gt;</text:span></text:p>
          </draw:text-box>
        </draw:frame>
        <draw:frame draw:style-name="gr19" draw:text-style-name="P7" draw:layer="layout" svg:width="1.793cm" svg:height="0.721cm" svg:x="12.509cm" svg:y="3.955cm">
          <draw:text-box>
            <text:p text:style-name="P2"><text:span text:style-name="T3">Foo.txt</text:span></text:p>
          </draw:text-box>
        </draw:frame>
        <draw:frame draw:style-name="gr41" draw:text-style-name="P12" draw:layer="layout" svg:width="3.415cm" svg:height="0.806cm" svg:x="1.102cm" svg:y="5.219cm">
          <draw:text-box>
            <text:p text:style-name="P2"><text:span text:style-name="T8">Avant reset : </text:span></text:p>
          </draw:text-box>
        </draw:frame>
        <draw:line draw:style-name="gr42" draw:text-style-name="P1" draw:layer="layout" svg:x1="1.8cm" svg:y1="7.4cm" svg:x2="21.4cm" svg:y2="7.3cm">
          <text:p/>
        </draw:line>
        <draw:frame draw:style-name="gr14" draw:text-style-name="P4" draw:layer="layout" svg:width="2.102cm" svg:height="0.785cm" svg:x="6.1cm" svg:y="6.421cm">
          <draw:text-box>
            <text:p text:style-name="P2"><text:span text:style-name="T1">modified</text:span></text:p>
          </draw:text-box>
        </draw:frame>
        <draw:custom-shape draw:style-name="gr43" draw:text-style-name="P13" draw:layer="layout" svg:width="1.549cm" svg:height="0.7cm" svg:x="26.1cm" svg:y="2.9cm">
          <text:p text:style-name="P3"><text:span text:style-name="T4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455.48387096774 37468.7589158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3" draw:layer="layout" svg:width="1.549cm" svg:height="0.7cm" svg:x="26.233cm" svg:y="8.358cm">
          <text:p text:style-name="P3"><text:span text:style-name="T4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455.48387096774 37468.7589158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1.263cm" svg:height="1.747cm" svg:x="1.252cm" svg:y="12.024cm">
          <text:p/>
          <draw:enhanced-geometry svg:viewBox="0 0 21600 21600" draw:glue-points="10800 0 0 10800 10800 21600 21600 10800" draw:text-areas="0 0 21600 ?f11" draw:type="paper" draw:modifiers="15070.081199250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7" draw:layer="layout" svg:width="1.581cm" svg:height="1.661cm" svg:x="1.155cm" svg:y="12.161cm">
          <draw:text-box>
            <text:p text:style-name="P2"><text:span text:style-name="T3">&lt;div&gt;</text:span></text:p>
            <text:p text:style-name="P2"><text:span text:style-name="T3"><text:s text:c="3"/></text:span><text:span text:style-name="T3">&lt;a&gt;</text:span></text:p>
            <text:p text:style-name="P2"><text:span text:style-name="T3">&lt;p&gt;</text:span></text:p>
          </draw:text-box>
        </draw:frame>
        <draw:frame draw:style-name="gr45" draw:text-style-name="P14" draw:layer="layout" svg:width="3.11cm" svg:height="1.191cm" svg:x="2.623cm" svg:y="11.709cm">
          <draw:text-box>
            <text:p text:style-name="P3"><text:span text:style-name="T5">(Tjrs possible</text:span></text:p>
            <text:p text:style-name="P3"><text:span text:style-name="T5">de git restore)</text:span></text:p>
          </draw:text-box>
        </draw:frame>
        <draw:line draw:style-name="gr46" draw:text-style-name="P1" draw:layer="layout" svg:x1="5.7cm" svg:y1="13.2cm" svg:x2="3cm" svg:y2="13.2cm">
          <text:p/>
        </draw:line>
        <draw:custom-shape draw:style-name="gr47" draw:text-style-name="P13" draw:layer="layout" svg:width="1.549cm" svg:height="0.7cm" svg:x="26.251cm" svg:y="9.4cm">
          <text:p text:style-name="P3"><text:span text:style-name="T4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59.61290322581 12695.0071326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3" draw:layer="layout" svg:width="1.549cm" svg:height="0.7cm" svg:x="26.169cm" svg:y="4.001cm">
          <text:p text:style-name="P3"><text:span text:style-name="T4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16.90322580645 11462.482168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7" draw:layer="layout" svg:width="1.793cm" svg:height="0.721cm" svg:x="1.074cm" svg:y="11.396cm">
          <draw:text-box>
            <text:p text:style-name="P2"><text:span text:style-name="T3">Foo.txt</text:span></text:p>
          </draw:text-box>
        </draw:frame>
        <draw:frame draw:style-name="gr19" draw:text-style-name="P7" draw:layer="layout" svg:width="1.793cm" svg:height="0.721cm" svg:x="1.075cm" svg:y="14.797cm">
          <draw:text-box>
            <text:p text:style-name="P2"><text:span text:style-name="T3">Foo.txt</text:span></text:p>
          </draw:text-box>
        </draw:frame>
        <draw:frame draw:style-name="gr19" draw:text-style-name="P16" draw:layer="layout" svg:width="2.572cm" svg:height="0.721cm" svg:x="1.407cm" svg:y="2.4cm">
          <draw:text-box>
            <text:p text:style-name="P15"><text:span text:style-name="T9">unmodified</text:span></text:p>
          </draw:text-box>
        </draw:frame>
        <draw:frame draw:style-name="gr19" draw:text-style-name="P16" draw:layer="layout" svg:width="2.102cm" svg:height="0.721cm" svg:x="6cm" svg:y="2.4cm">
          <draw:text-box>
            <text:p text:style-name="P15"><text:span text:style-name="T9">modifi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1-05T15:44:27</dc:date>
    <meta:editing-duration>P1DT12H26M19S</meta:editing-duration>
    <meta:editing-cycles>41</meta:editing-cycles>
    <meta:generator>OpenOffice/4.1.7$Unix OpenOffice.org_project/417m1$Build-9800</meta:generator>
    <dc:creator>m m</dc:creator>
    <meta:document-statistic meta:object-count="93"/>
  </office:meta>
</office:document-meta>
</file>